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Ƞ</mi>
      <mo stretchy="false">=</mo>
      <mfrac>
        <mrow>
          <mo fence="true" stretchy="false">(</mo>
          <mrow>
            <mrow>
              <msub>
                <mi>W</mi>
                <mi>s</mi>
              </msub>
              <mo stretchy="false">−</mo>
              <msub>
                <mi>W</mi>
                <mi>b</mi>
              </msub>
            </mrow>
          </mrow>
          <mo fence="true" stretchy="false">)</mo>
        </mrow>
        <mrow>
          <mo fence="true" stretchy="false">(</mo>
          <mrow>
            <mrow>
              <msub>
                <mi>H</mi>
                <mn>1</mn>
              </msub>
              <mo stretchy="false">−</mo>
              <msub>
                <mi>H</mi>
                <mn>2</mn>
              </msub>
            </mrow>
          </mrow>
          <mo fence="true" stretchy="false">)</mo>
        </mrow>
      </mfrac>
      <mo stretchy="false">=</mo>
      <mfrac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sub>
                      <mi>H</mi>
                      <mn>4</mn>
                    </msub>
                    <mo stretchy="false">−</mo>
                    <msub>
                      <mi>H</mi>
                      <mn>3</mn>
                    </msub>
                  </mrow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o fence="true" stretchy="false">(</mo>
              <mrow>
                <mrow>
                  <mrow>
                    <msub>
                      <mi>H</mi>
                      <mn>1</mn>
                    </msub>
                    <mo stretchy="false">−</mo>
                    <mi>H</mi>
                  </mrow>
                  <mn>4</mn>
                </mrow>
              </mrow>
              <mo fence="true" stretchy="false">)</mo>
            </mrow>
          </mrow>
          <mo fence="true" stretchy="false">|</mo>
        </mrow>
      </mfrac>
    </mrow>
    <annotation encoding="StarMath 5.0">Ƞ=(W_{s} - W_{b})over( H_1-
H
_2 ) = lline (H_2-H_1) -(H_4 - H_3) rline over lline ( H_1 - H4 ) rline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00:20:53.675709084</meta:creation-date>
    <meta:generator>LibreOffice/7.0.4.2$Linux_X86_64 LibreOffice_project/00$Build-2</meta:generator>
  </office:meta>
</office:document-meta>
</file>